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925445640621055332"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824393611223013545"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080781980103945799"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873110934612054107"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11380353118491991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096778285057614953"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591158674214607667"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01222586777639080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729727" text:continue-list="list7591158674214607667"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18746936534236379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72490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42045"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726003"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751087"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41556"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069733716439618577"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30421463648391078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1285970502860109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730726"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865182302566798698"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55647930260542192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79439892438224585" text:style-name="L15">
        <text:list-item>
          <text:list>
            <text:list-header>
              <text:p text:style-name="P170">1.5 miles averaging about 9:40/mile and rest 1 min</text:p>
            </text:list-header>
          </text:list>
        </text:list-item>
      </text:list>
      <text:p text:style-name="P23">1 mile in 8:26 and rest 2 min</text:p>
      <text:list xml:id="list7188125448061341832"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523357181990711125"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752889"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918346989215673742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01656708854392105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8667136958978814"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728113" text:continue-list="list5016567088543921052" text:style-name="L19">
        <text:list-item>
          <text:list>
            <text:list-header>
              <text:p text:style-name="P174">(Pace*HR)=1240</text:p>
            </text:list-header>
          </text:list>
        </text:list-item>
      </text:list>
      <text:list xml:id="list37729060" text:continue-list="list9183469892156737424" text:style-name="L18">
        <text:list-item>
          <text:list>
            <text:list-header>
              <text:p text:style-name="P173">2 miles at 10:46/mile Ave HR= 121 bpm and rest a few minutes</text:p>
            </text:list-header>
          </text:list>
        </text:list-item>
      </text:list>
      <text:list xml:id="list37742311" text:continue-list="list3772811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725754"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13724764190198851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688150408644426127"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10049806282261818"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619517555212838800"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347888849107876893"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10416351529162929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737205"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74000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652349740395595947"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686956044056692062"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69134076105242373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990972262945630422"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1T17:49:04.45</dc:date>
    <dc:creator>James Lombardi</dc:creator>
    <meta:editing-duration>P19DT6H56M19S</meta:editing-duration>
    <meta:editing-cycles>1504</meta:editing-cycles>
    <meta:generator>OpenOffice/4.1.2$Win32 OpenOffice.org_project/412m3$Build-9782</meta:generator>
    <meta:document-statistic meta:table-count="0" meta:image-count="9" meta:object-count="0" meta:page-count="158" meta:paragraph-count="4503" meta:word-count="49119" meta:character-count="252269"/>
  </office:meta>
</office:document-meta>
</file>